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paragraph-properties fo:orphans="0" fo:widows="0"/>
    </style:style>
    <style:style style:name="P3" style:family="paragraph" style:parent-style-name="normal">
      <style:paragraph-properties fo:margin-top="0.6cm" fo:margin-bottom="0.6cm" style:contextual-spacing="false" fo:line-height="100%"/>
    </style:style>
    <style:style style:name="P4" style:family="paragraph" style:parent-style-name="normal" style:list-style-name="WWNum2">
      <style:paragraph-properties fo:margin-left="1.27cm" fo:margin-right="0cm" fo:orphans="0" fo:widows="0" fo:text-indent="-0.635cm" style:auto-text-indent="false"/>
    </style:style>
    <style:style style:name="P5" style:family="paragraph" style:parent-style-name="normal" style:list-style-name="WWNum1">
      <style:paragraph-properties fo:margin-left="1.27cm" fo:margin-right="0cm" fo:orphans="0" fo:widows="0" fo:text-indent="-0.635cm" style:auto-text-indent="false"/>
      <style:text-properties fo:font-weight="normal" style:font-weight-asian="normal" style:font-weight-complex="normal"/>
    </style:style>
    <style:style style:name="P6" style:family="paragraph" style:parent-style-name="normal">
      <style:paragraph-properties fo:margin-left="1.27cm" fo:margin-right="0cm" fo:orphans="0" fo:widows="0" fo:text-indent="0cm" style:auto-text-indent="false"/>
      <style:text-properties fo:font-weight="bold" style:font-weight-asian="bold"/>
    </style:style>
    <style:style style:name="P7" style:family="paragraph" style:parent-style-name="normal">
      <style:paragraph-properties fo:margin-left="0cm" fo:margin-right="0cm" fo:orphans="0" fo:widows="0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normal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style:text-underline-style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How to run flutter app ?</text:span></text:p>
      <text:p text:style-name="P1"/>
      <text:p text:style-name="normal"><text:span text:style-name="T1">Command : flutter run</text:span></text:p>
      <text:p text:style-name="P3">To run the app You can use this command.Before <text:span text:style-name="T2">run</text:span> this command make sure you have connected devices to run the app. Before hit flutter run command you must have connected devices.</text:p>
      <text:p text:style-name="P1"/>
      <text:p text:style-name="normal"><text:span text:style-name="T1">Command : flutter doctor </text:span></text:p>
      <text:p text:style-name="P1"/>
      <text:p text:style-name="P2">Show information about the installed tooling. </text:p>
      <text:p text:style-name="P2"/>
      <text:p text:style-name="P2"><text:a xlink:type="simple" xlink:href="https://medium.com/@sahasuthpala/important-flutter-commands-a0fe12c013d9" text:style-name="Default_20_Style" text:visited-style-name="Default_20_Style"><text:span text:style-name="T3">Basic information of flutter command</text:span></text:a></text:p>
      <text:p text:style-name="P2"/>
      <text:p text:style-name="P2"/>
      <text:p text:style-name="P2"><text:span text:style-name="T1">Challenge : </text:span></text:p>
      <text:list xml:id="list2142388684" text:style-name="WWNum2">
        <text:list-item>
          <text:p text:style-name="P4"><text:span text:style-name="T1">Flutter app is not compiling, some problem with auth.dart path either Auth.dart or auth.dart.</text:span></text:p>
        </text:list-item>
      </text:list>
      <text:p text:style-name="P6"/>
      <text:p text:style-name="P7">There are<text:span text:style-name="T2"> two build.gradle</text:span> : <text:s/>project_name &gt; android&gt; app</text:p>
      <text:list xml:id="list2635408804" text:style-name="WWNum1">
        <text:list-item>
          <text:p text:style-name="P5">Project_name &gt; android &gt;app&gt;build.gradle ( r module (app-level) Gradle file (usually android/app/build.gradle , commonly called as app level )</text:p>
        </text:list-item>
        <text:list-item>
          <text:p text:style-name="P5">Project_name &gt; android &gt; build.gradle ( called as root - level / project level build.gradle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11T23:58:54.612667964</dc:date>
    <meta:editing-duration>PT2M3S</meta:editing-duration>
    <meta:editing-cycles>1</meta:editing-cycles>
    <meta:document-statistic meta:table-count="0" meta:image-count="0" meta:object-count="0" meta:page-count="1" meta:paragraph-count="11" meta:word-count="119" meta:character-count="734" meta:non-whitespace-character-count="625"/>
    <meta:generator>LibreOffice/7.1.3.2$Linux_X86_64 LibreOffice_project/7fefe725e5592600357e1894473a23e841987400</meta:generator>
  </office:meta>
</office:document-meta>
</file>